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1" fo:font-size="12pt"/>
    </style:style>
    <style:style style:name="T1" style:family="text">
      <style:text-properties style:font-name="Times New Roman1" fo:font-size="12pt"/>
    </style:style>
    <style:style style:name="T2" style:family="text">
      <style:text-properties fo:color="#000080" style:font-name="Times New Roman1" fo:font-size="12pt"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Comida</text:p>
      <text:p text:style-name="Standard"><text:a xlink:type="simple" xlink:href="http://es.wikipedia.org/wiki/Cultura_de_la_Antigua_Roma#Vestimenta">http://es.wikipedia.org/wiki/Cultura_de_la_Antigua_Roma#Vestimenta</text:a></text:p>
      <text:p text:style-name="Standard"/>
      <text:p text:style-name="Standard"><text:a xlink:type="simple" xlink:href="http://es.wikipedia.org/wiki/Gastronomía_romana">http://es.wikipedia.org/wiki/Gastronom%C3%ADa_romana</text:a></text:p>
      <text:p text:style-name="Standard"/>
      <text:p text:style-name="Standard"><text:a xlink:type="simple" xlink:href="http://www.ihistory101.net/espanol/Rome/roman-food.htm">http://www.ihistory101.net/espanol/Rome/roman-food.htm</text:a></text:p>
      <text:p text:style-name="Standard"/>
      <text:p text:style-name="Standard"><text:a xlink:type="simple" xlink:href="http://derecoquinaria-sagunt.blogspot.com/search/label/APLICACIÓN%20DI">http://derecoquinaria-sagunt.blogspot.com/search/label/APLICACI%C3%93N%20DI</text:a></text:p>
      <text:p text:style-name="Standard">D%C3%81CTICA <text:s/>(blog moi bo)</text:p>
      <text:p text:style-name="Standard"/>
      <text:p text:style-name="Standard"><text:a xlink:type="simple" xlink:href="http://www.monografias.com/trabajos/roma/roma.shtml">http://www.monografias.com/trabajos/roma/roma.shtml</text:a></text:p>
      <text:p text:style-name="Standard"/>
      <text:p text:style-name="Standard"><text:a xlink:type="simple" xlink:href="http://www.slideshare.net/manlopez/familia-y-vida-cotidiana-en-la-roma-antigua-presentation">http://www.slideshare.net/manlopez/familia-y-vida-cotidiana-en-la-roma-antigua-presentation</text:a></text:p>
      <text:p text:style-name="Standard"><text:s/>(slide)</text:p>
      <text:p text:style-name="Standard"/>
      <text:p text:style-name="Standard"><text:a xlink:type="simple" xlink:href="http://sepiensa.org.mx/contenidos/historia_mundo/antigua/roma/banquete/cenas_1.htm">http://sepiensa.org.mx/contenidos/historia_mundo/antigua/roma/banquete/cenas_1.htm</text:a></text:p>
      <text:p text:style-name="Standard"/>
      <text:p text:style-name="Standard">Vestido:</text:p>
      <text:p text:style-name="Standard"><text:a xlink:type="simple" xlink:href="http://es.wikipedia.org/wiki/Indumentaria_(Roma_Antigua">http://es.wikipedia.org/wiki/Indumentaria_(Roma_Antigua</text:a>)</text:p>
      <text:p text:style-name="Standard"/>
      <text:p text:style-name="Standard"><text:a xlink:type="simple" xlink:href="http://sogradargos.blogspot.com/2008/03/vestidos-romanos.html">http://sogradargos.blogspot.com/2008/03/vestidos-romanos.html</text:a></text:p>
      <text:p text:style-name="Standard"/>
      <text:p text:style-name="Standard"><text:a xlink:type="simple" xlink:href="http://www.ite.educacion.es/w3/eos/MaterialesEducativos/bachillerato/arte/arte/x-antigu/ret-vest.htm">http://www.ite.educacion.es/w3/eos/MaterialesEducativos/bachillerato/arte/arte/x-antigu/ret-vest.htm</text:a></text:p>
      <text:p text:style-name="Standard"/>
      <text:p text:style-name="Standard"><text:a xlink:type="simple" xlink:href="http://enciclopedia.us.es/index.php/Vestuario_de_la_Antigua_Roma">http://enciclopedia.us.es/index.php/Vestuario_de_la_Antigua_Roma</text:a></text:p>
      <text:p text:style-name="Standard"/>
      <text:p text:style-name="Standard"><text:a xlink:type="simple" xlink:href="http://www.slideshare.net/ggonzalezepla/vestimenta-romana">http://www.slideshare.net/ggonzalezepla/vestimenta-romana</text:a></text:p>
      <text:p text:style-name="Standard"/>
      <text:p text:style-name="Standard">http://www.mister-wong.es/tags/antigua+roma/ MOITOOOO</text:p>
      <text:p text:style-name="Standard"/>
      <text:p text:style-name="Standard"/>
      <text:p text:style-name="Standard"/>
      <text:p text:style-name="Text_20_body"><text:span text:style-name="T1">Mapa con iconos de ruta e produccion: </text:span><text:a xlink:type="simple" xlink:href="http://www.tarraconensis.com/rutas/mapacomercio.jpg" office:target-frame-name="_blank" xlink:show="new"><text:span text:style-name="T2">http://www.tarraconensis.com/rutas/mapacomercio.jpg</text:span></text:a></text:p>
      <text:p text:style-name="Text_20_body"><text:span text:style-name="T1">Comida: </text:span><text:a xlink:type="simple" xlink:href="http://www.verdemente.com/Articulos/Cocina/cocinaroma.htm" office:target-frame-name="_blank" xlink:show="new"><text:span text:style-name="T2">http://www.verdemente.com/Articulos/Cocina/cocinaroma.htm</text:span></text:a></text:p>
      <text:p text:style-name="Text_20_body"><text:span text:style-name="T1">Aseo e aspecto: </text:span><text:a xlink:type="simple" xlink:href="http://www.atenea-nike.com/pagina_85.html" office:target-frame-name="_blank" xlink:show="new"><text:span text:style-name="T2">http://www.atenea-nike.com/pagina_85.html</text:span></text:a></text:p>
      <text:p text:style-name="Text_20_body"><text:span text:style-name="T1">Aspecto físico: </text:span><text:a xlink:type="simple" xlink:href="http://grupos.emagister.com/debate/apariencia_o_aspecto_fisico_de_los_romanos_a_traves_de_los_textos_clasicos_/6673-278945" office:target-frame-name="_blank" xlink:show="new"><text:span text:style-name="T2">http://grupos.emagister.com/debate/apariencia_o_aspecto_fisico_de_los_romanos_a_traves_de_los_textos_clasicos_/6673-278945</text:span></text:a></text:p>
      <text:p text:style-name="Text_20_body"><text:span text:style-name="T1">Cidades e restos: </text:span><text:a xlink:type="simple" xlink:href="http://www.tarraconensis.com/galiciaromana/hioriagalicia.html" office:target-frame-name="_blank" xlink:show="new"><text:span text:style-name="T2">http://www.tarraconensis.com/galiciaromana/hioriagalicia.html</text:span></text:a></text:p>
      <text:p text:style-name="Text_20_body"><text:span text:style-name="T1">Listado delas: </text:span><text:a xlink:type="simple" xlink:href="http://www.tarraconensis.com/hispania.html" office:target-frame-name="_blank" xlink:show="new"><text:span text:style-name="T2">http://www.tarraconensis.com/hispania.html</text:span></text:a></text:p>
      <text:p text:style-name="P1">A torre de Hércules:</text:p>
      <text:p text:style-name="Text_20_body"><text:a xlink:type="simple" xlink:href="http://www.historiaclasica.com/2009/03/la-torre-de-hercules.html" office:target-frame-name="_blank" xlink:show="new"><text:span text:style-name="T2">http://www.historiaclasica.com/2009/03/la-torre-de-hercules.html</text:span></text:a></text:p>
      <text:p text:style-name="Text_20_body"><text:a xlink:type="simple" xlink:href="http://www.viamichelin.de/web/Datasheet/6a0e8ba8416226bf2fe98495352ca377/125195/La%20torre%20de%20Hércules%20(A%20Coruña):%20el%20faro%20romano%20más%20antiguo%20del%20mundo" office:target-frame-name="_blank" xlink:show="new"><text:span text:style-name="T2">http://www.viamichelin.de/web/Datasheet/6a0e8ba8416226bf2fe98495352ca377/125195/La%20torre%20de%20H%C3%A9rcules%20(A%20Coru%C3%B1a):%20el%20faro%20romano%20m%C3%A1s%20antiguo%20del%20mundo</text:span></text:a></text:p>
      <text:p text:style-name="Text_20_body"><text:soft-page-break/><text:span text:style-name="T1">Museo de San Antón: </text:span><text:a xlink:type="simple" xlink:href="http://www.coruna.es/sananton/noticia4.jsp" office:target-frame-name="_blank" xlink:show="new"><text:span text:style-name="T2">http://www.coruna.es/sananton/noticia4.jsp</text:span></text:a></text:p>
      <text:p text:style-name="P1">Organiza un banquete para César. Pensa de onde traerás cada cousa. Unha expo das obras que están feitas en Galicia por vó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. ..</meta:initial-creator>
    <meta:creation-date>2010-01-31T18:30:20</meta:creation-date>
    <dc:creator>. ..</dc:creator>
    <dc:date>2010-01-31T18:33:55</dc:date>
    <meta:editing-cycles>1</meta:editing-cycles>
    <meta:editing-duration>PT3M3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8" meta:word-count="240" meta:character-count="1852"/>
  </office:meta>
</office:document-meta>
</file>